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VersionLis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" manifest:full-path="Versions/Version1"/>
  <manifest:file-entry manifest:media-type="" manifest:full-path="Versions/Version2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avigator 101 for the Novice</text:h>
      <text:p text:style-name="Text_20_body"/>
      <text:p text:style-name="Text_20_body">If completely new to Flightgear, Flying and Navigation, you can get yourself up to speed in a relative short time.</text:p>
      <text:p text:style-name="Text_20_body">Prerequisites are a fair bit of reading and of course practising a lot. Persistance will pay handsome rewards.....</text:p>
      <text:p text:style-name="Text_20_body">First of all its necessary to get to know the aircraft and prior to experimenting with the various sources in the How to menu here are a few ideas how to get started in a self paced way, <text:s/>practising one aspect at a time and moving on once comfortable.</text:p>
      <text:p text:style-name="Text_20_body"/>
      <text:list xml:id="list7069340801522553033" text:style-name="L1">
        <text:list-item>
          <text:p text:style-name="P1">Start with moving o the ground (taxiing) Drive around big airports and try to stay on the yellow center line with the front wheel.<text:line-break/>If the craft moves too fast throttle back, if you get stuck in the mud, throttle up, use differential braking as well as left or right brake to turn,....</text:p>
        </text:list-item>
        <text:list-item>
          <text:p text:style-name="P1">Take off aiming to get up straight and not too steep, replay your attempts using the replay option</text:p>
        </text:list-item>
        <text:list-item>
          <text:p text:style-name="P1">Once airborne practise flying straight and level (no autopilot)</text:p>
        </text:list-item>
        <text:list-item>
          <text:p text:style-name="P1">Practise making turns left and right at various degrees and various speeds with and without flaps</text:p>
        </text:list-item>
        <text:list-item>
          <text:p text:style-name="P1">If on auto pilot you can change the bank angle in the presets bar</text:p>
        </text:list-item>
        <text:list-item>
          <text:p text:style-name="P1">Readup on patterns and have a go at right hand and left hand traffic patterns.</text:p>
        </text:list-item>
        <text:list-item>
          <text:p text:style-name="P1">Move on to Procedure turns like 45/180 and or teardrop and other</text:p>
        </text:list-item>
        <text:list-item>
          <text:p text:style-name="P1">Practise ascending and descending at stable vertical speeds with correct trim </text:p>
        </text:list-item>
        <text:list-item>
          <text:p text:style-name="P1">Once comfortable with flying about free style experiment a little with the auto pilot</text:p>
        </text:list-item>
        <text:list-item>
          <text:p text:style-name="P1">Check out the instrument procedures found in the How To menu</text:p>
        </text:list-item>
        <text:list-item>
          <text:p text:style-name="P1">Experiment with failures such as the elevator, engine failure not working once aloft,.....</text:p>
        </text:list-item>
        <text:list-item>
          <text:p text:style-name="P1">Learn about ATC</text:p>
        </text:list-item>
        <text:list-item>
          <text:p text:style-name="P1">Move on to multiplayer</text:p>
        </text:list-item>
        <text:list-item>
          <text:p text:style-name="P1">Try a big bird or a chopper</text:p>
        </text:list-item>
        <text:list-item>
          <text:p text:style-name="P1">Use the FG Forum</text:p>
        </text:list-item>
      </text:list>
      <text:p text:style-name="Text_20_body"/>
      <text:p text:style-name="Text_20_body"/>
      <text:p text:style-name="Text_20_body"/>
      <text:p text:style-name="Text_20_body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gk ggk</meta:initial-creator>
    <meta:creation-date>2018-08-10T21:49:35.54</meta:creation-date>
    <dc:date>2019-03-18T19:25:59.56</dc:date>
    <dc:creator>ggk ggk</dc:creator>
    <meta:editing-duration>PT23M48S</meta:editing-duration>
    <meta:editing-cycles>5</meta:editing-cycles>
    <meta:generator>OpenOffice/4.1.5$Win32 OpenOffice.org_project/415m1$Build-9789</meta:generator>
    <meta:document-statistic meta:table-count="0" meta:image-count="0" meta:object-count="0" meta:page-count="2" meta:paragraph-count="19" meta:word-count="311" meta:character-count="166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ggk ggk" dc:date-time="2019-01-03T21:09:19"/>
  <VL:version-entry VL:title="Version2" VL:comment="Automatically saved version" VL:creator="ggk ggk" dc:date-time="2019-03-18T19:25:59"/>
</VL:version-list>
</file>